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71cm" draw:fill="gradient" draw:fill-gradient-name="Gradient_20_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71cm" draw:fill="gradient" draw:fill-gradient-name="Gradient_20_8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Padrão-notes">
      <style:graphic-properties draw:fill-color="#ffffff" fo:min-height="13.364cm"/>
    </style:style>
    <style:style style:name="pr2" style:family="presentation" style:parent-style-name="Padrão_20_1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4" style:family="paragraph">
      <style:paragraph-properties fo:margin-left="0cm" fo:margin-right="0cm" fo:margin-top="0.141cm" fo:margin-bottom="0.141cm" style:line-height-at-least="0.988cm" fo:text-align="start" fo:text-indent="0cm" style:punctuation-wrap="hanging" style:writing-mode="lr-tb"/>
      <style:text-properties fo:font-size="18pt" fo:hyphenate="false"/>
    </style:style>
    <style:style style:name="P5" style:family="paragraph">
      <style:paragraph-properties fo:margin-left="0cm" fo:margin-right="0cm" fo:margin-top="0.141cm" fo:margin-bottom="0.423cm" style:line-height-at-least="0.847cm" fo:text-align="start" fo:text-indent="0cm" style:punctuation-wrap="hanging" style:writing-mode="lr-tb"/>
      <style:text-properties fo:font-size="18pt" fo:hyphenate="false"/>
    </style:style>
    <style:style style:name="P6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color="#000000" fo:font-size="28pt" style:font-size-asian="28pt" style:font-size-complex="28pt" fo:hyphenate="false"/>
    </style:style>
    <style:style style:name="P7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color="#000000" fo:font-size="28pt" style:font-size-asian="28pt" style:font-size-complex="28pt" fo:hyphenate="false"/>
    </style:style>
    <style:style style:name="P8" style:family="paragraph">
      <style:paragraph-properties style:font-independent-line-spacing="true"/>
      <style:text-properties fo:color="#000000" fo:font-size="18pt"/>
    </style:style>
    <style:style style:name="T1" style:family="text">
      <style:text-properties fo:color="#000000" style:text-line-through-style="none" fo:font-family="Calibri" fo:font-size="25pt" fo:letter-spacing="normal" fo:font-style="normal" style:text-underline-style="none" fo:font-weight="bold" style:font-family-asian="Calibri" style:font-size-asian="25pt" style:font-style-asian="normal" style:font-weight-asian="bold" style:font-family-complex="Calibri" style:font-size-complex="25pt" style:font-style-complex="normal" style:font-weight-complex="bold"/>
    </style:style>
    <style:style style:name="T2" style:family="text">
      <style:text-properties fo:color="#ffffff" style:text-line-through-style="none" fo:font-family="Calibri" style:font-family-generic="swiss" fo:font-size="34pt" fo:letter-spacing="normal" fo:font-style="normal" style:text-underline-style="none" fo:font-weight="bold" style:font-size-asian="34pt" style:font-style-asian="normal" style:font-weight-asian="bold" style:font-family-complex="Calibri" style:font-family-generic-complex="swiss" style:font-size-complex="34pt" style:font-style-complex="normal" style:font-weight-complex="bold"/>
    </style:style>
    <style:style style:name="T3" style:family="text">
      <style:text-properties fo:color="#ffffff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family-complex="Calibri" style:font-family-generic-complex="swiss" style:font-size-complex="18pt" style:font-style-complex="normal" style:font-weight-complex="normal"/>
    </style:style>
    <style:style style:name="T4" style:family="text">
      <style:text-properties fo:color="#000000" style:text-line-through-style="none" fo:font-family="Calibri" style:font-family-generic="swiss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5" style:family="text">
      <style:text-properties fo:color="#000000" style:text-line-through-style="none" fo:font-family="Calibri" style:font-family-generic="swiss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6" style:family="text">
      <style:text-properties fo:color="#000000" style:text-line-through-style="none" fo:font-family="Calibri" style:font-family-generic="swis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color="#000000" style:text-line-through-style="none" fo:font-family="Calibri" style:font-family-generic="swiss" fo:font-size="28pt" fo:letter-spacing="normal" fo:font-style="normal" style:text-underline-style="none" fo:font-weight="bold" style:font-family-asian="Calibri" style:font-size-asian="28pt" style:font-style-asian="normal" style:font-weight-asian="bold" style:font-family-complex="Calibri" style:font-family-generic-complex="swiss" style:font-size-complex="28pt" style:font-style-complex="normal" style:font-weight-complex="bold"/>
    </style:style>
    <style:style style:name="T8" style:family="text">
      <style:text-properties fo:color="#000000" style:text-line-through-style="none" fo:font-family="Calibri" style:font-family-generic="swiss" fo:font-size="28pt" fo:letter-spacing="normal" fo:font-style="normal" style:text-underline-style="none" fo:font-weight="bold" style:font-family-asian="Calibri" style:font-size-asian="28pt" style:font-style-asian="normal" style:font-weight-asian="bold" style:font-family-complex="Calibri" style:font-family-generic-complex="swiss" style:font-size-complex="28pt" style:font-style-complex="normal" style:font-weight-complex="bold"/>
    </style:style>
    <style:style style:name="T9" style:family="text">
      <style:text-properties fo:color="#000000" style:text-line-through-style="none" fo:font-family="Calibri" style:font-family-generic="swiss" fo:font-size="23pt" fo:letter-spacing="normal" fo:font-style="italic" style:text-underline-style="none" fo:font-weight="bold" style:font-size-asian="23pt" style:font-style-asian="italic" style:font-weight-asian="bold" style:font-size-complex="23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314b4d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40404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draw:custom-shape draw:name="CaixaDeTexto 1" draw:style-name="gr1" draw:text-style-name="P2" draw:layer="layout" svg:width="25.399cm" svg:height="1.309cm" svg:x="0cm" svg:y="12.775cm">
          <text:p text:style-name="P1"><text:span text:style-name="T1">Luis Felipe A. Fleury <text:s/>/ Orientador: Tadeu Faria</text:span></text:p>
          <draw:enhanced-geometry svg:viewBox="0 0 21600 21600" draw:type="rectangle" draw:enhanced-path="M 0 0 L 21600 0 21600 21600 0 21600 0 0 Z N"/>
        </draw:custom-shape>
        <draw:custom-shape draw:name="Retângulo de cantos arredondados 3" draw:style-name="gr2" draw:text-style-name="P2" draw:layer="layout" svg:width="19.626cm" svg:height="7.19cm" svg:x="2.683cm" svg:y="5.102cm">
          <text:p text:style-name="P1"><text:span text:style-name="T2">Comércio eletrônico com Dropshipping em ambiente Serverless</text:span></text:p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_20_1">
        <draw:custom-shape draw:name="Retângulo 5" draw:style-name="gr4" draw:text-style-name="P2" draw:layer="layout" svg:width="25.399cm" svg:height="1.847cm" svg:x="0cm" svg:y="2.783cm">
          <text:p/>
          <draw:enhanced-geometry svg:viewBox="0 0 21600 21600" draw:type="rectangle" draw:enhanced-path="M 0 0 L 21600 0 21600 21600 0 21600 0 0 Z N"/>
        </draw:custom-shape>
        <draw:custom-shape draw:name="CaixaDeTexto 2" draw:style-name="gr1" draw:text-style-name="P2" draw:layer="layout" svg:width="24.266cm" svg:height="1.309cm" svg:x="0.573cm" svg:y="3.056cm">
          <text:p text:style-name="P3"><text:span text:style-name="T1">Proposta</text:span></text:p>
          <draw:enhanced-geometry svg:viewBox="0 0 21600 21600" draw:type="rectangle" draw:enhanced-path="M 0 0 L 21600 0 21600 21600 0 21600 0 0 Z N"/>
        </draw:custom-shape>
        <draw:custom-shape draw:name="Rectangle 3" draw:style-name="gr5" draw:text-style-name="P2" draw:layer="layout" svg:width="24.521cm" svg:height="11.442cm" svg:x="0.479cm" svg:y="5.358cm">
          <text:list text:style-name="L3">
            <text:list-item>
              <text:p text:style-name="P4"><text:span text:style-name="T4">Atender ao modelo de negócio</text:span></text:p>
            </text:list-item>
            <text:list-item>
              <text:p text:style-name="P4"><text:span text:style-name="T4">Comunicação</text:span></text:p>
            </text:list-item>
            <text:list-item>
              <text:p text:style-name="P4"><text:span text:style-name="T4">Desempenho</text:span></text:p>
            </text:list-item>
            <text:list-item>
              <text:p text:style-name="P4"><text:span text:style-name="T4">Manutenabilidade</text:span></text:p>
            </text:list-item>
            <text:list-item>
              <text:p text:style-name="P4"><text:span text:style-name="T4">Testabilidade</text:span></text:p>
            </text:list-item>
          </text:list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5">Duração: 0’30” </text:span></text:p>
          <text:p text:style-name="P5"><text:span text:style-name="T6"/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name="CaixaDeTexto 2" draw:style-name="gr6" draw:text-style-name="P7" draw:layer="layout" svg:width="24.517cm" svg:height="2.621cm" draw:transform="skewX (0.0022689280275922) rotate (0.0015707963267946) translate (0.683cm 0.239cm)">
          <text:p text:style-name="P6"><text:span text:style-name="T7">Comércio eletrônico com Dropshipping em ambiente Serverle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_20_1">
        <draw:custom-shape draw:name="Retângulo 6" draw:style-name="gr4" draw:text-style-name="P2" draw:layer="layout" svg:width="25.399cm" svg:height="1.847cm" svg:x="0cm" svg:y="2.783cm">
          <text:p/>
          <draw:enhanced-geometry svg:viewBox="0 0 21600 21600" draw:type="rectangle" draw:enhanced-path="M 0 0 L 21600 0 21600 21600 0 21600 0 0 Z N"/>
        </draw:custom-shape>
        <draw:custom-shape draw:name="CaixaDeTexto 2" draw:style-name="gr1" draw:text-style-name="P2" draw:layer="layout" svg:width="24.266cm" svg:height="1.309cm" svg:x="0.573cm" svg:y="3.056cm">
          <text:p text:style-name="P3"><text:span text:style-name="T1">Requisitos Funcionais - Diagrama de casos de uso</text:span></text:p>
          <draw:enhanced-geometry svg:viewBox="0 0 21600 21600" draw:type="rectangle" draw:enhanced-path="M 0 0 L 21600 0 21600 21600 0 21600 0 0 Z N"/>
        </draw:custom-shape>
        <draw:custom-shape draw:name="Rectangle 3" draw:style-name="gr5" draw:text-style-name="P2" draw:layer="layout" svg:width="24.521cm" svg:height="11.442cm" svg:x="0.498cm" svg:y="4.917cm">
          <text:p text:style-name="P4"><text:span text:style-name="T5">Apresentação do diagrama de casos de uso com explicação oral sucinta de cada caso de uso (diagrama)</text:span></text:p>
          <text:p text:style-name="P5"><text:span text:style-name="T5">Duração: 1’00” </text:span></text:p>
          <text:p text:style-name="P5"><text:span text:style-name="T6"><text:s/></text:span></text:p>
          <draw:enhanced-geometry svg:viewBox="0 0 21600 21600" draw:type="rectangle" draw:enhanced-path="M 0 0 L 21600 0 21600 21600 0 21600 0 0 Z N"/>
        </draw:custom-shape>
        <draw:custom-shape draw:name="CaixaDeTexto 2" draw:style-name="gr1" draw:text-style-name="P8" draw:layer="layout" svg:width="24.517cm" svg:height="2.621cm" svg:x="0.8cm" svg:y="0.162cm">
          <text:p text:style-name="P6"><text:span text:style-name="T8">Comércio eletrônico com Dropshipping em ambiente Serverle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_20_1">
        <draw:custom-shape draw:name="Retângulo 6" draw:style-name="gr4" draw:text-style-name="P2" draw:layer="layout" svg:width="25.399cm" svg:height="1.847cm" svg:x="0cm" svg:y="2.783cm">
          <text:p/>
          <draw:enhanced-geometry svg:viewBox="0 0 21600 21600" draw:type="rectangle" draw:enhanced-path="M 0 0 L 21600 0 21600 21600 0 21600 0 0 Z N"/>
        </draw:custom-shape>
        <draw:custom-shape draw:name="CaixaDeTexto 2" draw:style-name="gr1" draw:text-style-name="P2" draw:layer="layout" svg:width="24.266cm" svg:height="1.309cm" svg:x="0.573cm" svg:y="3.056cm">
          <text:p text:style-name="P3"><text:span text:style-name="T1">Requisitos Não Funcionais </text:span></text:p>
          <draw:enhanced-geometry svg:viewBox="0 0 21600 21600" draw:type="rectangle" draw:enhanced-path="M 0 0 L 21600 0 21600 21600 0 21600 0 0 Z N"/>
        </draw:custom-shape>
        <draw:custom-shape draw:name="Rectangle 3" draw:style-name="gr5" draw:text-style-name="P2" draw:layer="layout" svg:width="24.521cm" svg:height="11.442cm" svg:x="0.498cm" svg:y="4.917cm">
          <text:p text:style-name="P4"><text:span text:style-name="T5">Apresentação dos principais requisitos não funcionais com explicação oral</text:span></text:p>
          <text:p text:style-name="P4"><text:span text:style-name="T5">Duração: 0’30” </text:span></text:p>
          <text:p text:style-name="P5"><text:span text:style-name="T6"><text:s/></text:span></text:p>
          <draw:enhanced-geometry svg:viewBox="0 0 21600 21600" draw:type="rectangle" draw:enhanced-path="M 0 0 L 21600 0 21600 21600 0 21600 0 0 Z N"/>
        </draw:custom-shape>
        <draw:custom-shape draw:name="CaixaDeTexto 2" draw:style-name="gr7" draw:text-style-name="P7" draw:layer="layout" svg:width="24.517cm" svg:height="2.621cm" draw:transform="skewX (0.0022689280275922) rotate (0.0015707963267946) translate (0.683cm 0.239cm)">
          <text:p text:style-name="P6"><text:span text:style-name="T7">Comércio eletrônico com Dropshipping em ambiente Serverle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_20_1">
        <draw:custom-shape draw:name="Retângulo 6" draw:style-name="gr4" draw:text-style-name="P2" draw:layer="layout" svg:width="25.399cm" svg:height="1.847cm" svg:x="0cm" svg:y="2.783cm">
          <text:p/>
          <draw:enhanced-geometry svg:viewBox="0 0 21600 21600" draw:type="rectangle" draw:enhanced-path="M 0 0 L 21600 0 21600 21600 0 21600 0 0 Z N"/>
        </draw:custom-shape>
        <draw:custom-shape draw:name="CaixaDeTexto 2" draw:style-name="gr1" draw:text-style-name="P2" draw:layer="layout" svg:width="24.266cm" svg:height="1.309cm" svg:x="0.573cm" svg:y="3.056cm">
          <text:p text:style-name="P3"><text:span text:style-name="T1">Restrições de projeto</text:span></text:p>
          <draw:enhanced-geometry svg:viewBox="0 0 21600 21600" draw:type="rectangle" draw:enhanced-path="M 0 0 L 21600 0 21600 21600 0 21600 0 0 Z N"/>
        </draw:custom-shape>
        <draw:custom-shape draw:name="Rectangle 3" draw:style-name="gr5" draw:text-style-name="P2" draw:layer="layout" svg:width="24.521cm" svg:height="11.442cm" svg:x="0.498cm" svg:y="4.917cm">
          <text:p text:style-name="P4"><text:span text:style-name="T5">Apresentação das retrições de projeto que limitam o projeto da arquitetura</text:span></text:p>
          <text:p text:style-name="P5"><text:span text:style-name="T5">Duração: 0’30” </text:span></text:p>
          <text:p text:style-name="P5"><text:span text:style-name="T6"><text:s/></text:span></text:p>
          <draw:enhanced-geometry svg:viewBox="0 0 21600 21600" draw:type="rectangle" draw:enhanced-path="M 0 0 L 21600 0 21600 21600 0 21600 0 0 Z N"/>
        </draw:custom-shape>
        <draw:custom-shape draw:name="CaixaDeTexto 2" draw:style-name="gr8" draw:text-style-name="P7" draw:layer="layout" svg:width="24.517cm" svg:height="2.621cm" draw:transform="skewX (0.0022689280275922) rotate (0.0015707963267946) translate (0.683cm 0.239cm)">
          <text:p text:style-name="P6"><text:span text:style-name="T7">Comércio eletrônico com Dropshipping em ambiente Serverle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_20_1">
        <draw:custom-shape draw:name="Retângulo 6" draw:style-name="gr4" draw:text-style-name="P2" draw:layer="layout" svg:width="25.399cm" svg:height="1.847cm" svg:x="0cm" svg:y="2.783cm">
          <text:p/>
          <draw:enhanced-geometry svg:viewBox="0 0 21600 21600" draw:type="rectangle" draw:enhanced-path="M 0 0 L 21600 0 21600 21600 0 21600 0 0 Z N"/>
        </draw:custom-shape>
        <draw:custom-shape draw:name="CaixaDeTexto 2" draw:style-name="gr1" draw:text-style-name="P2" draw:layer="layout" svg:width="24.266cm" svg:height="1.309cm" svg:x="0.573cm" svg:y="3.056cm">
          <text:p text:style-name="P3"><text:span text:style-name="T1">Mecanismos arquiteturais</text:span></text:p>
          <draw:enhanced-geometry svg:viewBox="0 0 21600 21600" draw:type="rectangle" draw:enhanced-path="M 0 0 L 21600 0 21600 21600 0 21600 0 0 Z N"/>
        </draw:custom-shape>
        <draw:custom-shape draw:name="Rectangle 3" draw:style-name="gr5" draw:text-style-name="P2" draw:layer="layout" svg:width="24.521cm" svg:height="11.442cm" svg:x="0.498cm" svg:y="4.917cm">
          <text:p text:style-name="P4"><text:span text:style-name="T5">Apresentação dos mecanismos arquiteturais</text:span></text:p>
          <text:p text:style-name="P5"><text:span text:style-name="T5">Duração: 0’30”</text:span><text:span text:style-name="T6"> </text:span></text:p>
          <text:p text:style-name="P5"><text:span text:style-name="T6"><text:s/></text:span></text:p>
          <draw:enhanced-geometry svg:viewBox="0 0 21600 21600" draw:type="rectangle" draw:enhanced-path="M 0 0 L 21600 0 21600 21600 0 21600 0 0 Z N"/>
        </draw:custom-shape>
        <draw:custom-shape draw:name="CaixaDeTexto 2" draw:style-name="gr9" draw:text-style-name="P7" draw:layer="layout" svg:width="24.517cm" svg:height="2.621cm" draw:transform="skewX (0.0022689280275922) rotate (0.0015707963267946) translate (0.683cm 0.239cm)">
          <text:p text:style-name="P6"><text:span text:style-name="T7">Comércio eletrônico com Dropshipping em ambiente Serverle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>
        <draw:custom-shape draw:name="Retângulo 6" draw:style-name="gr4" draw:text-style-name="P2" draw:layer="layout" svg:width="25.399cm" svg:height="1.847cm" svg:x="0cm" svg:y="2.783cm">
          <text:p/>
          <draw:enhanced-geometry svg:viewBox="0 0 21600 21600" draw:type="rectangle" draw:enhanced-path="M 0 0 L 21600 0 21600 21600 0 21600 0 0 Z N"/>
        </draw:custom-shape>
        <draw:custom-shape draw:name="CaixaDeTexto 2" draw:style-name="gr1" draw:text-style-name="P2" draw:layer="layout" svg:width="24.266cm" svg:height="1.309cm" svg:x="0.573cm" svg:y="3.056cm">
          <text:p text:style-name="P3"><text:span text:style-name="T1">Diagrama de Componentes</text:span></text:p>
          <draw:enhanced-geometry svg:viewBox="0 0 21600 21600" draw:type="rectangle" draw:enhanced-path="M 0 0 L 21600 0 21600 21600 0 21600 0 0 Z N"/>
        </draw:custom-shape>
        <draw:custom-shape draw:name="Rectangle 3" draw:style-name="gr5" draw:text-style-name="P2" draw:layer="layout" svg:width="24.521cm" svg:height="11.442cm" svg:x="0.498cm" svg:y="4.917cm">
          <text:p text:style-name="P4"><text:span text:style-name="T5">Apresentação dos componentes usados na construção da arquitetura. A explicação não deve se concentrar no que é cada componente, mas porque ele foi escolhido. (diagrama)</text:span></text:p>
          <text:p text:style-name="P5"><text:span text:style-name="T5">Duração: 1’30” </text:span></text:p>
          <text:p text:style-name="P5"><text:span text:style-name="T6"><text:s/>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name="CaixaDeTexto 2" draw:style-name="gr10" draw:text-style-name="P7" draw:layer="layout" svg:width="24.517cm" svg:height="2.621cm" draw:transform="skewX (0.0022689280275922) rotate (0.0015707963267946) translate (0.683cm 0.239cm)">
          <text:p text:style-name="P6"><text:span text:style-name="T7">Comércio eletrônico com Dropshipping em ambiente Serverle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>
        <draw:custom-shape draw:name="Retângulo 6" draw:style-name="gr4" draw:text-style-name="P2" draw:layer="layout" svg:width="25.399cm" svg:height="1.847cm" svg:x="0cm" svg:y="2.783cm">
          <text:p/>
          <draw:enhanced-geometry svg:viewBox="0 0 21600 21600" draw:type="rectangle" draw:enhanced-path="M 0 0 L 21600 0 21600 21600 0 21600 0 0 Z N"/>
        </draw:custom-shape>
        <draw:custom-shape draw:name="CaixaDeTexto 2" draw:style-name="gr1" draw:text-style-name="P2" draw:layer="layout" svg:width="24.266cm" svg:height="1.309cm" svg:x="0.573cm" svg:y="3.056cm">
          <text:p text:style-name="P3"><text:span text:style-name="T1">Diagrama de Implantação</text:span></text:p>
          <draw:enhanced-geometry svg:viewBox="0 0 21600 21600" draw:type="rectangle" draw:enhanced-path="M 0 0 L 21600 0 21600 21600 0 21600 0 0 Z N"/>
        </draw:custom-shape>
        <draw:custom-shape draw:name="Rectangle 3" draw:style-name="gr5" draw:text-style-name="P2" draw:layer="layout" svg:width="24.521cm" svg:height="11.442cm" svg:x="0.498cm" svg:y="4.917cm">
          <text:p text:style-name="P4"><text:span text:style-name="T5">Apresentação de como os componentes usadosestão distribuídos nas diversas máquinas e na nuvem. (diagrama)</text:span></text:p>
          <text:p text:style-name="P5"><text:span text:style-name="T5">Duração: 1’00” </text:span></text:p>
          <text:p text:style-name="P5"><text:span text:style-name="T6"><text:s/>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name="CaixaDeTexto 2" draw:style-name="gr11" draw:text-style-name="P7" draw:layer="layout" svg:width="24.517cm" svg:height="2.621cm" draw:transform="skewX (0.0022689280275922) rotate (0.0015707963267946) translate (0.683cm 0.239cm)">
          <text:p text:style-name="P6"><text:span text:style-name="T7">Comércio eletrônico com Dropshipping em ambiente Serverle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>
        <draw:custom-shape draw:name="Retângulo 6" draw:style-name="gr4" draw:text-style-name="P2" draw:layer="layout" svg:width="25.399cm" svg:height="1.847cm" svg:x="0cm" svg:y="2.783cm">
          <text:p/>
          <draw:enhanced-geometry svg:viewBox="0 0 21600 21600" draw:type="rectangle" draw:enhanced-path="M 0 0 L 21600 0 21600 21600 0 21600 0 0 Z N"/>
        </draw:custom-shape>
        <draw:custom-shape draw:name="CaixaDeTexto 2" draw:style-name="gr1" draw:text-style-name="P2" draw:layer="layout" svg:width="24.266cm" svg:height="1.309cm" svg:x="0.573cm" svg:y="3.056cm">
          <text:p text:style-name="P3"><text:span text:style-name="T1">Apresentação do Protótipo Arquitetural</text:span></text:p>
          <draw:enhanced-geometry svg:viewBox="0 0 21600 21600" draw:type="rectangle" draw:enhanced-path="M 0 0 L 21600 0 21600 21600 0 21600 0 0 Z N"/>
        </draw:custom-shape>
        <draw:custom-shape draw:name="Rectangle 3" draw:style-name="gr5" draw:text-style-name="P2" draw:layer="layout" svg:width="24.521cm" svg:height="11.442cm" svg:x="0.498cm" svg:y="4.917cm">
          <text:p text:style-name="P4"><text:span text:style-name="T5">Pode ser dividido em mais de um slide</text:span></text:p>
          <text:p text:style-name="P4"><text:span text:style-name="T5">Vídeo (</text:span><text:span text:style-name="T9">screencast</text:span><text:span text:style-name="T5">) de apresentação da aplicação web.</text:span></text:p>
          <text:p text:style-name="P4"><text:span text:style-name="T5">Sugestão de gravador de tela: </text:span><text:span text:style-name="T5"><text:a xlink:href="http://www.screenr.com/">http://www.screenr.com</text:a></text:span></text:p>
          <text:p text:style-name="P4"><text:span text:style-name="T5">Duração: 2’30” </text:span></text:p>
          <text:p text:style-name="P5"><text:span text:style-name="T6"/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name="CaixaDeTexto 2" draw:style-name="gr12" draw:text-style-name="P7" draw:layer="layout" svg:width="24.517cm" svg:height="2.621cm" draw:transform="skewX (0.0022689280275922) rotate (0.0015707963267946) translate (0.683cm 0.239cm)">
          <text:p text:style-name="P6"><text:span text:style-name="T7">Comércio eletrônico com Dropshipping em ambiente Serverle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>
        <draw:custom-shape draw:name="Retângulo 6" draw:style-name="gr4" draw:text-style-name="P2" draw:layer="layout" svg:width="25.399cm" svg:height="1.847cm" svg:x="0cm" svg:y="2.783cm">
          <text:p/>
          <draw:enhanced-geometry svg:viewBox="0 0 21600 21600" draw:type="rectangle" draw:enhanced-path="M 0 0 L 21600 0 21600 21600 0 21600 0 0 Z N"/>
        </draw:custom-shape>
        <draw:custom-shape draw:name="CaixaDeTexto 2" draw:style-name="gr1" draw:text-style-name="P2" draw:layer="layout" svg:width="24.266cm" svg:height="1.309cm" svg:x="0.573cm" svg:y="3.056cm">
          <text:p text:style-name="P3"><text:span text:style-name="T1">Avaliação da Arquitetura</text:span></text:p>
          <draw:enhanced-geometry svg:viewBox="0 0 21600 21600" draw:type="rectangle" draw:enhanced-path="M 0 0 L 21600 0 21600 21600 0 21600 0 0 Z N"/>
        </draw:custom-shape>
        <draw:custom-shape draw:name="Rectangle 3" draw:style-name="gr5" draw:text-style-name="P2" draw:layer="layout" svg:width="24.521cm" svg:height="11.442cm" svg:x="0.498cm" svg:y="4.917cm">
          <text:p text:style-name="P4"><text:span text:style-name="T5">Apresentação dos cenários de avaliação e limitações ou riscos da arquitetura (fonte Calibri, tamanho 23)</text:span></text:p>
          <text:p text:style-name="P4"><text:span text:style-name="T5">Duração: 1’00”</text:span><text:span text:style-name="T6"> </text:span></text:p>
          <text:p text:style-name="P5"><text:span text:style-name="T6"><text:s/>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name="CaixaDeTexto 2" draw:style-name="gr13" draw:text-style-name="P7" draw:layer="layout" svg:width="24.517cm" svg:height="2.621cm" draw:transform="skewX (0.0022689280275922) rotate (0.0015707963267946) translate (0.683cm 0.239cm)">
          <text:p text:style-name="P6"><text:span text:style-name="T7">Comércio eletrônico com Dropshipping em ambiente Serverle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>
        <draw:custom-shape draw:name="Retângulo 6" draw:style-name="gr4" draw:text-style-name="P2" draw:layer="layout" svg:width="25.399cm" svg:height="1.847cm" svg:x="0cm" svg:y="2.783cm">
          <text:p/>
          <draw:enhanced-geometry svg:viewBox="0 0 21600 21600" draw:type="rectangle" draw:enhanced-path="M 0 0 L 21600 0 21600 21600 0 21600 0 0 Z N"/>
        </draw:custom-shape>
        <draw:custom-shape draw:name="CaixaDeTexto 2" draw:style-name="gr1" draw:text-style-name="P2" draw:layer="layout" svg:width="24.266cm" svg:height="1.309cm" svg:x="0.573cm" svg:y="3.056cm">
          <text:p text:style-name="P3"><text:span text:style-name="T1">Conclusões</text:span></text:p>
          <draw:enhanced-geometry svg:viewBox="0 0 21600 21600" draw:type="rectangle" draw:enhanced-path="M 0 0 L 21600 0 21600 21600 0 21600 0 0 Z N"/>
        </draw:custom-shape>
        <draw:custom-shape draw:name="Rectangle 3" draw:style-name="gr5" draw:text-style-name="P2" draw:layer="layout" svg:width="24.521cm" svg:height="11.442cm" svg:x="0.498cm" svg:y="4.917cm">
          <text:p text:style-name="P4"><text:span text:style-name="T5">Apresentação das conclusões (fonte Calibri, tamanho 23)</text:span></text:p>
          <text:p text:style-name="P4"><text:span text:style-name="T5">Duração: 1’00”</text:span><text:span text:style-name="T6"> </text:span></text:p>
          <text:p text:style-name="P5"><text:span text:style-name="T6"><text:s/>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name="CaixaDeTexto 2" draw:style-name="gr14" draw:text-style-name="P7" draw:layer="layout" svg:width="24.517cm" svg:height="2.621cm" draw:transform="skewX (0.0022689280275922) rotate (0.0015707963267946) translate (0.683cm 0.239cm)">
          <text:p text:style-name="P6"><text:span text:style-name="T7">Comércio eletrônico com Dropshipping em ambiente Serverle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6c8588" draw:end-color="#b7e2e5" draw:start-intensity="100%" draw:end-intensity="100%" draw:angle="1800" draw:border="0%"/>
    <draw:gradient draw:name="Gradient_20_8" draw:display-name="Gradient 8" draw:style="linear" draw:start-color="#95b8bb" draw:end-color="#5d8d91" draw:start-intensity="100%" draw:end-intensity="100%" draw:angle="18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bitmap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fo:font-family="'Trebuchet MS'" fo:font-size="22pt" fo:letter-spacing="normal" fo:language="pt" fo:country="BR" fo:font-style="normal" fo:text-shadow="none" style:text-underline-style="none" fo:font-weight="normal" style:letter-kerning="true" style:font-family-asian="'Arial Unicode MS'" style:font-family-generic-asian="system" style:font-pitch-asian="variable" style:font-size-asian="22pt" style:language-asian="pt" style:country-asian="BR" style:font-style-asian="normal" style:font-weight-asian="normal" style:font-family-complex="'Arial Unicode MS'" style:font-family-generic-complex="system" style:font-pitch-complex="variable" style:font-size-complex="2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 fo:text-align="start" style:punctuation-wrap="simple" style:writing-mode="lr-tb"/>
      <style:text-properties fo:color="#00000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adrão-outline3" style:family="presentation" style:parent-style-name="Padrão-outline2">
      <style:paragraph-properties fo:margin-top="0cm" fo:margin-bottom="0.3cm" fo:text-align="start" style:punctuation-wrap="simple" style:writing-mode="lr-tb"/>
      <style:text-properties fo:color="#000000" style:text-line-through-style="none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adrão-outline4" style:family="presentation" style:parent-style-name="Padrão-outline3">
      <style:paragraph-properties fo:margin-top="0cm" fo:margin-bottom="0.2cm" fo:text-align="start" style:punctuation-wrap="simple" style:writing-mode="lr-tb"/>
      <style:text-properties fo:color="#000000" style:text-line-through-style="none" fo:font-family="EurostileT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Arial" fo:font-size="32pt" fo:letter-spacing="normal" fo:language="pt" fo:country="BR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pt" style:country-asian="BR" style:font-style-asian="normal" style:font-weight-asian="normal" style:font-family-complex="'Arial Unicode MS'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bitmap" style:repeat="stretch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fo:font-family="'Trebuchet MS'" fo:font-size="22pt" fo:letter-spacing="normal" fo:language="pt" fo:country="BR" fo:font-style="normal" fo:text-shadow="none" style:text-underline-style="none" fo:font-weight="normal" style:letter-kerning="true" style:font-family-asian="'Arial Unicode MS'" style:font-family-generic-asian="system" style:font-pitch-asian="variable" style:font-size-asian="22pt" style:language-asian="pt" style:country-asian="BR" style:font-style-asian="normal" style:font-weight-asian="normal" style:font-family-complex="'Arial Unicode MS'" style:font-family-generic-complex="system" style:font-pitch-complex="variable" style:font-size-complex="2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cm" fo:margin-bottom="0.4cm" fo:text-align="start" style:punctuation-wrap="simple" style:writing-mode="lr-tb"/>
      <style:text-properties fo:color="#00000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adrão_20_1-outline3" style:display-name="Padrão 1-outline3" style:family="presentation" style:parent-style-name="Padrão_20_1-outline2">
      <style:paragraph-properties fo:margin-top="0cm" fo:margin-bottom="0.3cm" fo:text-align="start" style:punctuation-wrap="simple" style:writing-mode="lr-tb"/>
      <style:text-properties fo:color="#000000" style:text-line-through-style="none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adrão_20_1-outline4" style:display-name="Padrão 1-outline4" style:family="presentation" style:parent-style-name="Padrão_20_1-outline3">
      <style:paragraph-properties fo:margin-top="0cm" fo:margin-bottom="0.2cm" fo:text-align="start" style:punctuation-wrap="simple" style:writing-mode="lr-tb"/>
      <style:text-properties fo:color="#000000" style:text-line-through-style="none" fo:font-family="EurostileT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adrão_20_1-outline5" style:display-name="Padrão 1-outline5" style:family="presentation" style:parent-style-name="Padrão_20_1-outline4">
      <style:paragraph-properties fo:margin-top="0cm" fo:margin-bottom="0.1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cm" fo:margin-bottom="0.1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cm" fo:margin-bottom="0.1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cm" fo:margin-bottom="0.1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cm" fo:margin-bottom="0.1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Arial" fo:font-size="32pt" fo:letter-spacing="normal" fo:language="pt" fo:country="BR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pt" style:country-asian="BR" style:font-style-asian="normal" style:font-weight-asian="normal" style:font-family-complex="'Arial Unicode MS'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2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adrão_20_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2.859cm" svg:height="3.18cm" svg:x="1.27cm" svg:y="0.76cm" presentation:class="title" presentation:placeholder="true">
        <draw:text-box/>
      </draw:frame>
      <draw:frame presentation:style-name="Padrão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Padrão_20_1" style:display-name="Padrão 1" style:page-layout-name="PM1" draw:style-name="Mdp1">
      <draw:frame presentation:style-name="Padrão_20_1-title" draw:layer="backgroundobjects" svg:width="22.859cm" svg:height="3.18cm" svg:x="1.27cm" svg:y="0.76cm" presentation:class="title" presentation:placeholder="true">
        <draw:text-box/>
      </draw:frame>
      <draw:frame presentation:style-name="Padrão_20_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Padrão_20_1-title" draw:layer="backgroundobjects" svg:width="14.848cm" svg:height="11.136cm" svg:x="3.075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10-08T20:26:36</dc:date>
    <dc:creator>Luis Felipe Assumpção Fleury</dc:creator>
    <meta:generator>OpenOffice/4.1.1$Unix OpenOffice.org_project/411m6$Build-9775</meta:generator>
    <meta:editing-duration>PT23M19S</meta:editing-duration>
    <meta:editing-cycles>1</meta:editing-cycles>
    <meta:document-statistic meta:object-count="90"/>
  </office:meta>
</office:document-meta>
</file>